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2.725cm" style:use-optimal-column-width="false" fo:break-before="auto"/>
    </style:style>
    <style:style style:family="table-column" style:name="co4">
      <style:table-column-properties style:column-width="1.667cm" style:use-optimal-column-width="false" fo:break-before="auto"/>
    </style:style>
    <style:style style:family="table-column" style:name="co5">
      <style:table-column-properties style:column-width="8.123cm" style:use-optimal-column-width="false" fo:break-before="auto"/>
    </style:style>
    <style:style style:family="table-column" style:name="co6">
      <style:table-column-properties style:column-width="1.349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217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9526cm" style:use-optimal-column-width="false" fo:break-before="auto"/>
    </style:style>
    <style:style style:family="table-column" style:name="co11">
      <style:table-column-properties style:column-width="1.032cm" style:use-optimal-column-width="false" fo:break-before="auto"/>
    </style:style>
    <style:style style:family="table-column" style:name="co12">
      <style:table-column-properties style:column-width="1.138cm" style:use-optimal-column-width="false" fo:break-before="auto"/>
    </style:style>
    <style:style style:family="table-column" style:name="co13">
      <style:table-column-properties style:column-width="1.244cm" style:use-optimal-column-width="false" fo:break-before="auto"/>
    </style:style>
    <style:style style:family="table-column" style:name="co14">
      <style:table-column-properties style:column-width="1.376cm" style:use-optimal-column-width="false" fo:break-before="auto"/>
    </style:style>
    <style:style style:family="table-column" style:name="co15">
      <style:table-column-properties style:column-width="1.508cm" style:use-optimal-column-width="false" fo:break-before="auto"/>
    </style:style>
    <style:style style:family="table-column" style:name="co16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able-row" style:name="ro138">
      <style:table-row-properties style:row-height="13.5pt" style:use-optimal-row-height="false" fo:break-before="auto"/>
    </style:style>
    <style:style style:family="table-row" style:name="ro13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3.11583333333334">
            <text:p>223.11583333333334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9" office:value-type="date" office:date-value="2022-09-15"/>
          <table:table-cell table:style-name="ce10" office:value-type="time" office:time-value="PT12H19M59S"/>
          <table:table-cell table:style-name="ce10" office:value-type="time" office:time-value="PT13H30M00S"/>
          <table:table-cell office:value-type="string">
            <text:p>Exibição de banners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number-columns-repeated="4"/>
          <table:table-cell table:style-name="ce5" table:formula="of:=[.C137]-[.B137]" office:value-type="time" office:time-value="PT00H00M00S"/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7.16cm" fo:min-height="77.16cm"/>
      </style:header-style>
      <style:footer-style>
        <style:header-footer-properties svg:height="77.16cm" fo:min-height="77.1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